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37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283.92mm" svg:height="159.7mm" svg:x="165.78mm" svg:y="7.65mm">
            <draw:object draw:notify-on-update-of-ranges="Φύλλο1.A2:Φύλλο1.A24 Φύλλο1.C1:Φύλλο1.C1 Φύλλο1.C2:Φύλλο1.C24 Φύλλο1.D1:Φύλλο1.D1 Φύλλο1.D2:Φύλλο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ce1" office:value-type="string" calcext:value-type="string">
            <text:p>elements QTY</text:p>
          </table:table-cell>
          <table:table-cell table:style-name="ce2" office:value-type="string" calcext:value-type="string">
            <text:p>Time elasped(sec)</text:p>
          </table:table-cell>
          <table:table-cell table:style-name="ce5" office:value-type="string" calcext:value-type="string">
            <text:p>Measured increase</text:p>
          </table:table-cell>
          <table:table-cell table:style-name="ce2" office:value-type="string" calcext:value-type="string">
            <text:p>Theoretical increase</text:p>
          </table:table-cell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3" office:value-type="float" office:value="0.000001" calcext:value-type="float">
            <text:p>1E-06</text:p>
          </table:table-cell>
          <table:table-cell table:style-name="ce6" table:formula="of:=[.B2]/[.B2]" office:value-type="percentage" office:value="1" calcext:value-type="percentage">
            <text:p>100,00%</text:p>
          </table:table-cell>
          <table:table-cell table:style-name="ce6" table:formula="of:=[.A2]/([.A2]-1)+1" office:value-type="percentage" office:value="2.03225806451613" calcext:value-type="percentage">
            <text:p>203,23%</text:p>
          </table:table-cell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3" office:value-type="float" office:value="0.000002" calcext:value-type="float">
            <text:p>2E-06</text:p>
          </table:table-cell>
          <table:table-cell table:style-name="ce6" table:formula="of:=[.B3]/[.B2]" office:value-type="percentage" office:value="2" calcext:value-type="percentage">
            <text:p>200,00%</text:p>
          </table:table-cell>
          <table:table-cell table:style-name="ce6" table:formula="of:=[.A3]/([.A3]-1)+1" office:value-type="percentage" office:value="2.01587301587302" calcext:value-type="percentage">
            <text:p>201,59%</text:p>
          </table:table-cell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table:style-name="ce3" office:value-type="float" office:value="0.000007" calcext:value-type="float">
            <text:p>7E-06</text:p>
          </table:table-cell>
          <table:table-cell table:style-name="ce6" table:formula="of:=[.B4]/[.B3]" office:value-type="percentage" office:value="3.5" calcext:value-type="percentage">
            <text:p>350,00%</text:p>
          </table:table-cell>
          <table:table-cell table:style-name="ce6" table:formula="of:=[.A4]/([.A4]-1)+1" office:value-type="percentage" office:value="2.00787401574803" calcext:value-type="percentage">
            <text:p>200,79%</text:p>
          </table:table-cell>
        </table:table-row>
        <table:table-row table:style-name="ro1">
          <table:table-cell table:style-name="ce7" office:value-type="float" office:value="256" calcext:value-type="float">
            <text:p>256</text:p>
          </table:table-cell>
          <table:table-cell table:style-name="ce3" office:value-type="float" office:value="0.000008" calcext:value-type="float">
            <text:p>8E-06</text:p>
          </table:table-cell>
          <table:table-cell table:style-name="ce6" table:formula="of:=[.B5]/[.B4]" office:value-type="percentage" office:value="1.14285714285714" calcext:value-type="percentage">
            <text:p>114,29%</text:p>
          </table:table-cell>
          <table:table-cell table:style-name="ce6" table:formula="of:=[.A5]/([.A5]-1)+1" office:value-type="percentage" office:value="2.00392156862745" calcext:value-type="percentage">
            <text:p>200,39%</text:p>
          </table:table-cell>
        </table:table-row>
        <table:table-row table:style-name="ro1">
          <table:table-cell table:style-name="ce7" office:value-type="float" office:value="512" calcext:value-type="float">
            <text:p>512</text:p>
          </table:table-cell>
          <table:table-cell table:style-name="ce3" office:value-type="float" office:value="0.000018" calcext:value-type="float">
            <text:p>1,8E-05</text:p>
          </table:table-cell>
          <table:table-cell table:style-name="ce6" table:formula="of:=[.B6]/[.B5]" office:value-type="percentage" office:value="2.25" calcext:value-type="percentage">
            <text:p>225,00%</text:p>
          </table:table-cell>
          <table:table-cell table:style-name="ce6" table:formula="of:=[.A6]/([.A6]-1)+1" office:value-type="percentage" office:value="2.00195694716243" calcext:value-type="percentage">
            <text:p>200,20%</text:p>
          </table:table-cell>
        </table:table-row>
        <table:table-row table:style-name="ro1">
          <table:table-cell table:style-name="ce7" office:value-type="float" office:value="1024" calcext:value-type="float">
            <text:p>1024</text:p>
          </table:table-cell>
          <table:table-cell table:style-name="ce3" office:value-type="float" office:value="0.000035" calcext:value-type="float">
            <text:p>3,5E-05</text:p>
          </table:table-cell>
          <table:table-cell table:style-name="ce6" table:formula="of:=[.B7]/[.B6]" office:value-type="percentage" office:value="1.94444444444444" calcext:value-type="percentage">
            <text:p>194,44%</text:p>
          </table:table-cell>
          <table:table-cell table:style-name="ce6" table:formula="of:=[.A7]/([.A7]-1)+1" office:value-type="percentage" office:value="2.00097751710655" calcext:value-type="percentage">
            <text:p>200,10%</text:p>
          </table:table-cell>
        </table:table-row>
        <table:table-row table:style-name="ro1">
          <table:table-cell table:style-name="ce7" office:value-type="float" office:value="2048" calcext:value-type="float">
            <text:p>2048</text:p>
          </table:table-cell>
          <table:table-cell table:style-name="ce3" office:value-type="float" office:value="0.000063" calcext:value-type="float">
            <text:p>6,3E-05</text:p>
          </table:table-cell>
          <table:table-cell table:style-name="ce6" table:formula="of:=[.B8]/[.B7]" office:value-type="percentage" office:value="1.8" calcext:value-type="percentage">
            <text:p>180,00%</text:p>
          </table:table-cell>
          <table:table-cell table:style-name="ce6" table:formula="of:=[.A8]/([.A8]-1)+1" office:value-type="percentage" office:value="2.00048851978505" calcext:value-type="percentage">
            <text:p>200,05%</text:p>
          </table:table-cell>
        </table:table-row>
        <table:table-row table:style-name="ro1">
          <table:table-cell table:style-name="ce7" office:value-type="float" office:value="4096" calcext:value-type="float">
            <text:p>4096</text:p>
          </table:table-cell>
          <table:table-cell table:style-name="ce3" office:value-type="float" office:value="0.00013" calcext:value-type="float">
            <text:p>0,00013</text:p>
          </table:table-cell>
          <table:table-cell table:style-name="ce6" table:formula="of:=[.B9]/[.B8]" office:value-type="percentage" office:value="2.06349206349206" calcext:value-type="percentage">
            <text:p>206,35%</text:p>
          </table:table-cell>
          <table:table-cell table:style-name="ce6" table:formula="of:=[.A9]/([.A9]-1)+1" office:value-type="percentage" office:value="2.0002442002442" calcext:value-type="percentage">
            <text:p>200,02%</text:p>
          </table:table-cell>
        </table:table-row>
        <table:table-row table:style-name="ro1">
          <table:table-cell table:style-name="ce7" office:value-type="float" office:value="8192" calcext:value-type="float">
            <text:p>8192</text:p>
          </table:table-cell>
          <table:table-cell table:style-name="ce3" office:value-type="float" office:value="0.000282" calcext:value-type="float">
            <text:p>0,000282</text:p>
          </table:table-cell>
          <table:table-cell table:style-name="ce6" table:formula="of:=[.B10]/[.B9]" office:value-type="percentage" office:value="2.16923076923077" calcext:value-type="percentage">
            <text:p>216,92%</text:p>
          </table:table-cell>
          <table:table-cell table:style-name="ce6" table:formula="of:=[.A10]/([.A10]-1)+1" office:value-type="percentage" office:value="2.00012208521548" calcext:value-type="percentage">
            <text:p>200,01%</text:p>
          </table:table-cell>
        </table:table-row>
        <table:table-row table:style-name="ro1">
          <table:table-cell table:style-name="ce7" office:value-type="float" office:value="16384" calcext:value-type="float">
            <text:p>16384</text:p>
          </table:table-cell>
          <table:table-cell table:style-name="ce3" office:value-type="float" office:value="0.000532" calcext:value-type="float">
            <text:p>0,000532</text:p>
          </table:table-cell>
          <table:table-cell table:style-name="ce6" table:formula="of:=[.B11]/[.B10]" office:value-type="percentage" office:value="1.88652482269504" calcext:value-type="percentage">
            <text:p>188,65%</text:p>
          </table:table-cell>
          <table:table-cell table:style-name="ce6" table:formula="of:=[.A11]/([.A11]-1)+1" office:value-type="percentage" office:value="2.00006103888177" calcext:value-type="percentage">
            <text:p>200,01%</text:p>
          </table:table-cell>
        </table:table-row>
        <table:table-row table:style-name="ro1">
          <table:table-cell table:style-name="ce7" office:value-type="float" office:value="32768" calcext:value-type="float">
            <text:p>32768</text:p>
          </table:table-cell>
          <table:table-cell table:style-name="ce3" office:value-type="float" office:value="0.001109" calcext:value-type="float">
            <text:p>0,001109</text:p>
          </table:table-cell>
          <table:table-cell table:style-name="ce6" table:formula="of:=[.B12]/[.B11]" office:value-type="percentage" office:value="2.08458646616541" calcext:value-type="percentage">
            <text:p>208,46%</text:p>
          </table:table-cell>
          <table:table-cell table:style-name="ce6" table:formula="of:=[.A12]/([.A12]-1)+1" office:value-type="percentage" office:value="2.00003051850948" calcext:value-type="percentage">
            <text:p>200,00%</text:p>
          </table:table-cell>
        </table:table-row>
        <table:table-row table:style-name="ro1">
          <table:table-cell table:style-name="ce7" office:value-type="float" office:value="65536" calcext:value-type="float">
            <text:p>65536</text:p>
          </table:table-cell>
          <table:table-cell table:style-name="ce3" office:value-type="float" office:value="0.002205" calcext:value-type="float">
            <text:p>0,002205</text:p>
          </table:table-cell>
          <table:table-cell table:style-name="ce6" table:formula="of:=[.B13]/[.B12]" office:value-type="percentage" office:value="1.9882777276826" calcext:value-type="percentage">
            <text:p>198,83%</text:p>
          </table:table-cell>
          <table:table-cell table:style-name="ce6" table:formula="of:=[.A13]/([.A13]-1)+1" office:value-type="percentage" office:value="2.0000152590219" calcext:value-type="percentage">
            <text:p>200,00%</text:p>
          </table:table-cell>
        </table:table-row>
        <table:table-row table:style-name="ro1">
          <table:table-cell table:style-name="ce7" office:value-type="float" office:value="131072" calcext:value-type="float">
            <text:p>131072</text:p>
          </table:table-cell>
          <table:table-cell table:style-name="ce3" office:value-type="float" office:value="0.003575" calcext:value-type="float">
            <text:p>0,003575</text:p>
          </table:table-cell>
          <table:table-cell table:style-name="ce6" table:formula="of:=[.B14]/[.B13]" office:value-type="percentage" office:value="1.62131519274376" calcext:value-type="percentage">
            <text:p>162,13%</text:p>
          </table:table-cell>
          <table:table-cell table:style-name="ce6" table:formula="of:=[.A14]/([.A14]-1)+1" office:value-type="percentage" office:value="2.00000762945274" calcext:value-type="percentage">
            <text:p>200,00%</text:p>
          </table:table-cell>
        </table:table-row>
        <table:table-row table:style-name="ro1">
          <table:table-cell table:style-name="ce7" office:value-type="float" office:value="262144" calcext:value-type="float">
            <text:p>262144</text:p>
          </table:table-cell>
          <table:table-cell table:style-name="ce3" office:value-type="float" office:value="0.007323" calcext:value-type="float">
            <text:p>0,007323</text:p>
          </table:table-cell>
          <table:table-cell table:style-name="ce6" table:formula="of:=[.B15]/[.B14]" office:value-type="percentage" office:value="2.04839160839161" calcext:value-type="percentage">
            <text:p>204,84%</text:p>
          </table:table-cell>
          <table:table-cell table:style-name="ce6" table:formula="of:=[.A15]/([.A15]-1)+1" office:value-type="percentage" office:value="2.00000381471182" calcext:value-type="percentage">
            <text:p>200,00%</text:p>
          </table:table-cell>
        </table:table-row>
        <table:table-row table:style-name="ro1">
          <table:table-cell table:style-name="ce7" office:value-type="float" office:value="524288" calcext:value-type="float">
            <text:p>524288</text:p>
          </table:table-cell>
          <table:table-cell table:style-name="ce3" office:value-type="float" office:value="0.014975" calcext:value-type="float">
            <text:p>0,014975</text:p>
          </table:table-cell>
          <table:table-cell table:style-name="ce6" table:formula="of:=[.B16]/[.B15]" office:value-type="percentage" office:value="2.0449269425099" calcext:value-type="percentage">
            <text:p>204,49%</text:p>
          </table:table-cell>
          <table:table-cell table:style-name="ce6" table:formula="of:=[.A16]/([.A16]-1)+1" office:value-type="percentage" office:value="2.00000190735227" calcext:value-type="percentage">
            <text:p>200,00%</text:p>
          </table:table-cell>
        </table:table-row>
        <table:table-row table:style-name="ro1">
          <table:table-cell table:style-name="ce7" office:value-type="float" office:value="1048576" calcext:value-type="float">
            <text:p>1048576</text:p>
          </table:table-cell>
          <table:table-cell table:style-name="ce3" office:value-type="float" office:value="0.034074" calcext:value-type="float">
            <text:p>0,034074</text:p>
          </table:table-cell>
          <table:table-cell table:style-name="ce6" table:formula="of:=[.B17]/[.B16]" office:value-type="percentage" office:value="2.27539232053422" calcext:value-type="percentage">
            <text:p>227,54%</text:p>
          </table:table-cell>
          <table:table-cell table:style-name="ce6" table:formula="of:=[.A17]/([.A17]-1)+1" office:value-type="percentage" office:value="2.00000095367523" calcext:value-type="percentage">
            <text:p>200,00%</text:p>
          </table:table-cell>
        </table:table-row>
        <table:table-row table:style-name="ro1">
          <table:table-cell table:style-name="ce7" office:value-type="float" office:value="2097152" calcext:value-type="float">
            <text:p>2097152</text:p>
          </table:table-cell>
          <table:table-cell table:style-name="ce3" office:value-type="float" office:value="0.080907" calcext:value-type="float">
            <text:p>0,080907</text:p>
          </table:table-cell>
          <table:table-cell table:style-name="ce6" table:formula="of:=[.B18]/[.B17]" office:value-type="percentage" office:value="2.37444972706462" calcext:value-type="percentage">
            <text:p>237,44%</text:p>
          </table:table-cell>
          <table:table-cell table:style-name="ce6" table:formula="of:=[.A18]/([.A18]-1)+1" office:value-type="percentage" office:value="2.00000047683739" calcext:value-type="percentage">
            <text:p>200,00%</text:p>
          </table:table-cell>
        </table:table-row>
        <table:table-row table:style-name="ro1">
          <table:table-cell table:style-name="ce7" office:value-type="float" office:value="4194304" calcext:value-type="float">
            <text:p>4194304</text:p>
          </table:table-cell>
          <table:table-cell table:style-name="ce3" office:value-type="float" office:value="0.138581" calcext:value-type="float">
            <text:p>0,138581</text:p>
          </table:table-cell>
          <table:table-cell table:style-name="ce6" table:formula="of:=[.B19]/[.B18]" office:value-type="percentage" office:value="1.71284314089016" calcext:value-type="percentage">
            <text:p>171,28%</text:p>
          </table:table-cell>
          <table:table-cell table:style-name="ce6" table:formula="of:=[.A19]/([.A19]-1)+1" office:value-type="percentage" office:value="2.00000023841864" calcext:value-type="percentage">
            <text:p>200,00%</text:p>
          </table:table-cell>
        </table:table-row>
        <table:table-row table:style-name="ro1">
          <table:table-cell table:style-name="ce7" office:value-type="float" office:value="8388608" calcext:value-type="float">
            <text:p>8388608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6" table:formula="of:=[.B20]/[.B19]" office:value-type="percentage" office:value="1.75925992740708" calcext:value-type="percentage">
            <text:p>175,93%</text:p>
          </table:table-cell>
          <table:table-cell table:style-name="ce6" table:formula="of:=[.A20]/([.A20]-1)+1" office:value-type="percentage" office:value="2.0000001192093" calcext:value-type="percentage">
            <text:p>200,00%</text:p>
          </table:table-cell>
        </table:table-row>
        <table:table-row table:style-name="ro1">
          <table:table-cell table:style-name="ce7" office:value-type="float" office:value="16777216" calcext:value-type="float">
            <text:p>16777216</text:p>
          </table:table-cell>
          <table:table-cell table:style-name="ce3" office:value-type="float" office:value="0.499683" calcext:value-type="float">
            <text:p>0,499683</text:p>
          </table:table-cell>
          <table:table-cell table:style-name="ce6" table:formula="of:=[.B21]/[.B20]" office:value-type="percentage" office:value="2.04956111566858" calcext:value-type="percentage">
            <text:p>204,96%</text:p>
          </table:table-cell>
          <table:table-cell table:style-name="ce6" table:formula="of:=[.A21]/([.A21]-1)+1" office:value-type="percentage" office:value="2.00000005960465" calcext:value-type="percentage">
            <text:p>200,00%</text:p>
          </table:table-cell>
        </table:table-row>
        <table:table-row table:style-name="ro1">
          <table:table-cell table:style-name="ce7" office:value-type="float" office:value="33554432" calcext:value-type="float">
            <text:p>33554432</text:p>
          </table:table-cell>
          <table:table-cell table:style-name="ce3" office:value-type="float" office:value="1.021599" calcext:value-type="float">
            <text:p>1,021599</text:p>
          </table:table-cell>
          <table:table-cell table:style-name="ce6" table:formula="of:=[.B22]/[.B21]" office:value-type="percentage" office:value="2.04449420932871" calcext:value-type="percentage">
            <text:p>204,45%</text:p>
          </table:table-cell>
          <table:table-cell table:style-name="ce6" table:formula="of:=[.A22]/([.A22]-1)+1" office:value-type="percentage" office:value="2.00000002980232" calcext:value-type="percentage">
            <text:p>200,00%</text:p>
          </table:table-cell>
        </table:table-row>
        <table:table-row table:style-name="ro1">
          <table:table-cell table:style-name="ce7" office:value-type="float" office:value="67108864" calcext:value-type="float">
            <text:p>67108864</text:p>
          </table:table-cell>
          <table:table-cell table:style-name="ce3" office:value-type="float" office:value="2.490451" calcext:value-type="float">
            <text:p>2,490451</text:p>
          </table:table-cell>
          <table:table-cell table:style-name="ce6" table:formula="of:=[.B23]/[.B22]" office:value-type="percentage" office:value="2.43779702211925" calcext:value-type="percentage">
            <text:p>243,78%</text:p>
          </table:table-cell>
          <table:table-cell table:style-name="ce6" table:formula="of:=[.A23]/([.A23]-1)+1" office:value-type="percentage" office:value="2.00000001490116" calcext:value-type="percentage">
            <text:p>200,00%</text:p>
          </table:table-cell>
        </table:table-row>
        <table:table-row table:style-name="ro1">
          <table:table-cell table:style-name="ce7" office:value-type="float" office:value="134217728" calcext:value-type="float">
            <text:p>134217728</text:p>
          </table:table-cell>
          <table:table-cell table:style-name="ce3" office:value-type="float" office:value="5.593825" calcext:value-type="float">
            <text:p>5,593825</text:p>
          </table:table-cell>
          <table:table-cell table:style-name="ce6" table:formula="of:=[.B24]/[.B23]" office:value-type="percentage" office:value="2.24610923884871" calcext:value-type="percentage">
            <text:p>224,61%</text:p>
          </table:table-cell>
          <table:table-cell table:style-name="ce6" table:formula="of:=[.A24]/([.A24]-1)+1" office:value-type="percentage" office:value="2.00000000745058" calcext:value-type="percentage">
            <text:p>200,00%</text:p>
          </table:table-cell>
        </table:table-row>
        <table:table-row table:style-name="ro1">
          <table:table-cell table:number-columns-repeated="2"/>
          <table:table-cell table:style-name="ce17"/>
          <table:table-cell/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1:54:32.400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6:07:31.318000000</meta:creation-date>
    <dc:date>2019-09-12T11:55:54.142000000</dc:date>
    <meta:editing-duration>PT15M23S</meta:editing-duration>
    <meta:editing-cycles>7</meta:editing-cycles>
    <meta:generator>LibreOffice/6.1.5.2$Windows_X86_64 LibreOffice_project/90f8dcf33c87b3705e78202e3df5142b201bd805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393cm" svg:height="15.971cm" xlink:href=".." xlink:type="simple" chart:class="chart:line" chart:style-name="ch1">
        <chart:legend chart:legend-position="bottom" svg:x="10.059cm" svg:y="15.372cm" style:legend-expansion="wide" chart:style-name="ch2"/>
        <chart:plot-area chart:style-name="ch3" table:cell-range-address="Φύλλο1.A2:Φύλλο1.A24 Φύλλο1.C1:Φύλλο1.D24" chart:data-source-has-labels="both" svg:x="0.567cm" svg:y="0.319cm" svg:width="27.259cm" svg:height="14.55cm">
          <chartooo:coordinate-region svg:x="2.167cm" svg:y="0.319cm" svg:width="25.518cm" svg:height="12.641cm"/>
          <chart:axis chart:dimension="x" chart:name="primary-x" chart:style-name="ch4" chartooo:axis-type="auto">
            <chartooo:date-scale/>
            <chart:categories table:cell-range-address="Φύλλο1.A2:Φύλλο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1.C2:Φύλλο1.C24" chart:label-cell-address="Φύλλο1.C1:Φύλλο1.C1" chart:class="chart:line">
            <chart:data-point chart:repeated="23"/>
          </chart:series>
          <chart:series chart:style-name="ch8" chart:values-cell-range-address="Φύλλο1.D2:Φύλλο1.D24" chart:label-cell-address="Φύλλο1.D1:Φύλλο1.D1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d increase</text:p>
                <draw:g>
                  <svg:desc>Φύλλο1.C1:Φύλλο1.C1</svg:desc>
                </draw:g>
              </table:table-cell>
              <table:table-cell office:value-type="string">
                <text:p>Theoretical increase</text:p>
                <draw:g>
                  <svg:desc>Φύλλο1.D1:Φύλλο1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Φύλλο1.A2:Φύλλο1.A24</svg:desc>
                </draw:g>
              </table:table-cell>
              <table:table-cell office:value-type="float" office:value="1">
                <text:p>1</text:p>
                <draw:g>
                  <svg:desc>Φύλλο1.C2:Φύλλο1.C24</svg:desc>
                </draw:g>
              </table:table-cell>
              <table:table-cell office:value-type="float" office:value="2.03225806451613">
                <text:p>2.03225806451613</text:p>
                <draw:g>
                  <svg:desc>Φύλλο1.D2:Φύλλο1.D24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2.01587301587302">
                <text:p>2.015873015873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.5">
                <text:p>3.5</text:p>
              </table:table-cell>
              <table:table-cell office:value-type="float" office:value="2.00787401574803">
                <text:p>2.0078740157480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2.00392156862745">
                <text:p>2.0039215686274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25">
                <text:p>2.25</text:p>
              </table:table-cell>
              <table:table-cell office:value-type="float" office:value="2.00195694716243">
                <text:p>2.0019569471624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2.00097751710655">
                <text:p>2.0009775171065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8">
                <text:p>1.8</text:p>
              </table:table-cell>
              <table:table-cell office:value-type="float" office:value="2.00048851978505">
                <text:p>2.0004885197850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.06349206349206">
                <text:p>2.06349206349206</text:p>
              </table:table-cell>
              <table:table-cell office:value-type="float" office:value="2.0002442002442">
                <text:p>2.000244200244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16923076923077">
                <text:p>2.16923076923077</text:p>
              </table:table-cell>
              <table:table-cell office:value-type="float" office:value="2.00012208521548">
                <text:p>2.0001220852154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.88652482269504">
                <text:p>1.88652482269504</text:p>
              </table:table-cell>
              <table:table-cell office:value-type="float" office:value="2.00006103888177">
                <text:p>2.00006103888177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2.08458646616541">
                <text:p>2.08458646616541</text:p>
              </table:table-cell>
              <table:table-cell office:value-type="float" office:value="2.00003051850948">
                <text:p>2.0000305185094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.9882777276826">
                <text:p>1.9882777276826</text:p>
              </table:table-cell>
              <table:table-cell office:value-type="float" office:value="2.0000152590219">
                <text:p>2.000015259021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.62131519274376">
                <text:p>1.62131519274376</text:p>
              </table:table-cell>
              <table:table-cell office:value-type="float" office:value="2.00000762945274">
                <text:p>2.0000076294527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.04839160839161">
                <text:p>2.04839160839161</text:p>
              </table:table-cell>
              <table:table-cell office:value-type="float" office:value="2.00000381471182">
                <text:p>2.0000038147118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.0449269425099">
                <text:p>2.0449269425099</text:p>
              </table:table-cell>
              <table:table-cell office:value-type="float" office:value="2.00000190735227">
                <text:p>2.0000019073522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2.27539232053422">
                <text:p>2.27539232053422</text:p>
              </table:table-cell>
              <table:table-cell office:value-type="float" office:value="2.00000095367523">
                <text:p>2.0000009536752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.37444972706462">
                <text:p>2.37444972706462</text:p>
              </table:table-cell>
              <table:table-cell office:value-type="float" office:value="2.00000047683739">
                <text:p>2.0000004768373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.71284314089016">
                <text:p>1.71284314089016</text:p>
              </table:table-cell>
              <table:table-cell office:value-type="float" office:value="2.00000023841864">
                <text:p>2.0000002384186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.75925992740708">
                <text:p>1.75925992740708</text:p>
              </table:table-cell>
              <table:table-cell office:value-type="float" office:value="2.0000001192093">
                <text:p>2.000000119209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2.04956111566858">
                <text:p>2.04956111566858</text:p>
              </table:table-cell>
              <table:table-cell office:value-type="float" office:value="2.00000005960465">
                <text:p>2.00000005960465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2.04449420932871">
                <text:p>2.04449420932871</text:p>
              </table:table-cell>
              <table:table-cell office:value-type="float" office:value="2.00000002980232">
                <text:p>2.0000000298023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2.43779702211925">
                <text:p>2.43779702211925</text:p>
              </table:table-cell>
              <table:table-cell office:value-type="float" office:value="2.00000001490116">
                <text:p>2.00000001490116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2.24610923884871">
                <text:p>2.24610923884871</text:p>
              </table:table-cell>
              <table:table-cell office:value-type="float" office:value="2.00000000745058">
                <text:p>2.00000000745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